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216a6" officeooo:paragraph-rsid="000216a6"/>
    </style:style>
    <style:style style:name="P2" style:family="paragraph" style:parent-style-name="Text_20_body">
      <style:text-properties officeooo:rsid="000216a6" officeooo:paragraph-rsid="000216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s</text:p>
      <text:p text:style-name="P2"/>
      <text:p text:style-name="P2">1. singlton class</text:p>
      <text:p text:style-name="P2">2. redirect_to and render diffrence</text:p>
      <text:p text:style-name="P2">3. worker ?</text:p>
      <text:p text:style-name="P2">4. joins</text:p>
      <text:p text:style-name="P2">5. STI</text:p>
      <text:p text:style-name="P2">6. Private, Public and Protected diffrence ( rails 6 and rails 7 )</text:p>
      <text:p text:style-name="P2">7. inverse of ?</text:p>
      <text:p text:style-name="P2">8. Abstract method</text:p>
      <text:p text:style-name="P2">9. Decorator</text:p>
      <text:p text:style-name="P2">10. Joins </text:p>
      <text:p text:style-name="P2">11. Includes</text:p>
      <text:p text:style-name="P2">12. image upload</text:p>
      <text:p text:style-name="P2">13. show image</text:p>
      <text:p text:style-name="P2">14. Mixins</text:p>
      <text:p text:style-name="P2">15. hybrid and hierarcial inheritance</text:p>
      <text:p text:style-name="P2">16. wild pointer</text:p>
      <text:p text:style-name="P2">17. concern</text:p>
      <text:p text:style-name="P2">18. find and find_by</text:p>
      <text:p text:style-name="P2">19. resource and resources</text:p>
      <text:p text:style-name="P2">20. decimal to binary, hexadecimal to binary</text:p>
      <text:p text:style-name="P2">21. ternary operator ( nested )</text:p>
      <text:p text:style-name="P2">22. limit and offset</text:p>
      <text:p text:style-name="P2">23. operator precedence</text:p>
      <text:p text:style-name="P2">24. Counter_cache</text:p>
      <text:p text:style-name="P2">25. composite index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7T11:58:36.776601691</meta:creation-date>
    <dc:date>2022-09-27T12:03:00.376394355</dc:date>
    <meta:editing-duration>PT4M24S</meta:editing-duration>
    <meta:editing-cycles>1</meta:editing-cycles>
    <meta:document-statistic meta:table-count="0" meta:image-count="0" meta:object-count="0" meta:page-count="1" meta:paragraph-count="26" meta:word-count="93" meta:character-count="525" meta:non-whitespace-character-count="457"/>
    <meta:generator>LibreOffice/6.4.7.2$Linux_X86_64 LibreOffice_project/40$Build-2</meta:generator>
  </office:meta>
</office:document-meta>
</file>